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paragraph-rsid="000aaa1b" style:font-size-asian="11pt" style:font-weight-asian="normal" style:font-size-complex="11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1pt" fo:font-weight="normal" officeooo:paragraph-rsid="000aaa1b" style:font-size-asian="11pt" style:font-weight-asian="normal" style:font-size-complex="11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1pt" fo:font-weight="normal" officeooo:paragraph-rsid="000b6e1e" style:font-size-asian="11pt" style:font-weight-asian="normal" style:font-size-complex="11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1pt" fo:font-weight="normal" officeooo:paragraph-rsid="000aaa1b" style:font-size-asian="11pt" style:font-weight-asian="normal" style:font-size-complex="11pt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fo:font-size="11pt" fo:font-weight="normal" officeooo:paragraph-rsid="000b6e1e" style:font-size-asian="11pt" style:font-weight-asian="normal" style:font-size-complex="11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fo:font-size="11pt" fo:font-weight="normal" officeooo:paragraph-rsid="000aaa1b" style:font-size-asian="11pt" style:font-weight-asian="normal" style:font-size-complex="11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fo:font-size="11pt" fo:font-weight="normal" officeooo:paragraph-rsid="000aaa1b" style:font-size-asian="11pt" style:font-weight-asian="normal" style:font-size-complex="11pt" style:font-weight-complex="normal"/>
    </style:style>
    <style:style style:name="P14" style:family="paragraph" style:parent-style-name="Standard" style:list-style-name="L9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fo:font-size="11pt" fo:font-weight="normal" officeooo:paragraph-rsid="000cda8b" style:font-size-asian="11pt" style:font-weight-asian="normal" style:font-size-complex="11pt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1pt" fo:font-weight="normal" officeooo:rsid="000aaa1b" officeooo:paragraph-rsid="000aaa1b" style:font-size-asian="11pt" style:font-weight-asian="normal" style:font-size-complex="11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fo:font-size="11pt" fo:font-weight="normal" officeooo:rsid="000aaa1b" officeooo:paragraph-rsid="000aaa1b" style:font-size-asian="11pt" style:font-weight-asian="normal" style:font-size-complex="11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1pt" fo:font-weight="normal" officeooo:rsid="000c6ba1" officeooo:paragraph-rsid="000c6ba1" style:font-size-asian="11pt" style:font-weight-asian="normal" style:font-size-complex="11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11pt" fo:font-weight="normal" officeooo:rsid="000c6ba1" officeooo:paragraph-rsid="000c6ba1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paragraph-properties fo:text-align="start" style:justify-single-word="false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0aaa1b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0aaa1b" officeooo:paragraph-rsid="000aaa1b"/>
    </style:style>
    <style:style style:name="P23" style:family="paragraph" style:parent-style-name="Standard">
      <style:paragraph-properties fo:text-align="start" style:justify-single-word="false"/>
      <style:text-properties officeooo:rsid="000aaa1b" officeooo:paragraph-rsid="000aaa1b"/>
    </style:style>
    <style:style style:name="T1" style:family="text">
      <style:text-properties officeooo:rsid="0009faf3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aaa1b" style:font-size-asian="11pt" style:font-weight-asian="bold" style:font-size-complex="11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0aaa1b"/>
    </style:style>
    <style:style style:name="T7" style:family="text">
      <style:text-properties officeooo:rsid="000b6e1e"/>
    </style:style>
    <style:style style:name="T8" style:family="text">
      <style:text-properties officeooo:rsid="000c6ba1"/>
    </style:style>
    <style:style style:name="T9" style:family="text">
      <style:text-properties officeooo:rsid="000cda8b"/>
    </style:style>
    <style:style style:name="T10" style:family="text">
      <style:text-properties officeooo:rsid="000dcf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1"/>
      <text:p text:style-name="P2">I. Les objectifs :</text:p>
      <text:p text:style-name="P2"/>
      <text:list xml:id="list1156307690" text:style-name="L5">
        <text:list-item>
          <text:p text:style-name="P9"><text:span text:style-name="T1">Création d’une application à destination d’une banque avec gestion des clients et de leurs comptes</text:span></text:p>
        </text:list-item>
        <text:list-item>
          <text:p text:style-name="P9"><text:span text:style-name="T1">Programmation en langage C++</text:span></text:p>
        </text:list-item>
      </text:list>
      <text:p text:style-name="P4"/>
      <text:p text:style-name="P3"><text:span text:style-name="T1">II. </text:span>Fonctionnalités générales :</text:p>
      <text:p text:style-name="P4"/>
      <text:list xml:id="list4167111047" text:style-name="L4">
        <text:list-item>
          <text:p text:style-name="P6">Affichage d’u<text:span text:style-name="T6">n</text:span> menu général <text:span text:style-name="T6">pour l’utilisateur (le banquier)</text:span></text:p>
        </text:list-item>
        <text:list-item>
          <text:p text:style-name="P6">Création d’<text:span text:style-name="T6">un compte d’adhérent</text:span></text:p>
          <text:list>
            <text:list-item>
              <text:p text:style-name="P6">- nom</text:p>
            </text:list-item>
            <text:list-item>
              <text:p text:style-name="P6">- prénom</text:p>
            </text:list-item>
            <text:list-item>
              <text:p text:style-name="P6">- date de naissance</text:p>
            </text:list-item>
            <text:list-item>
              <text:p text:style-name="P6">- E-mail</text:p>
            </text:list-item>
            <text:list-item>
              <text:p text:style-name="P6">- adresse postale</text:p>
            </text:list-item>
            <text:list-item>
              <text:p text:style-name="P6">- numéro de téléphone</text:p>
            </text:list-item>
          </text:list>
        </text:list-item>
        <text:list-item>
          <text:p text:style-name="P6">Affichage des données personnelles <text:span text:style-name="T7">de l’adhérent</text:span></text:p>
        </text:list-item>
        <text:list-item>
          <text:p text:style-name="P8">Modification de l’adresse <text:span text:style-name="T7">de l’adhérent</text:span></text:p>
        </text:list-item>
        <text:list-item>
          <text:p text:style-name="P7">Affichage d<text:span text:style-name="T6">es données du compte</text:span></text:p>
          <text:list>
            <text:list-item>
              <text:p text:style-name="P7">numéro d<text:span text:style-name="T7">e</text:span> compte</text:p>
            </text:list-item>
            <text:list-item>
              <text:p text:style-name="P6">solde <text:span text:style-name="T7">de compte</text:span></text:p>
            </text:list-item>
            <text:list-item>
              <text:p text:style-name="P8"><text:span text:style-name="T7">date d’ouverture du compte</text:span></text:p>
            </text:list-item>
          </text:list>
        </text:list-item>
        <text:list-item>
          <text:p text:style-name="P6">Dépôt de l’argent</text:p>
        </text:list-item>
        <text:list-item>
          <text:p text:style-name="P6">Fermeture du compte</text:p>
        </text:list-item>
      </text:list>
      <text:p text:style-name="P4"/>
      <text:p text:style-name="P3"><text:span text:style-name="T1">III. </text:span>Fonctionnalités <text:span text:style-name="T1">spécifiques à chaque compte :</text:span></text:p>
      <text:p text:style-name="P3"/>
      <text:list xml:id="list2938872946" text:style-name="L2">
        <text:list-item>
          <text:p text:style-name="P20"><text:span text:style-name="T5"><text:s/></text:span><text:span text:style-name="T4">Compte courant</text:span></text:p>
        </text:list-item>
      </text:list>
      <text:p text:style-name="P4"/>
      <text:list xml:id="list2371696324" text:style-name="L6">
        <text:list-item>
          <text:p text:style-name="P18">Opérations de retraits/virements autorisés</text:p>
        </text:list-item>
        <text:list-item>
          <text:p text:style-name="P10">Découvert autorisé de 1500 euros</text:p>
        </text:list-item>
        <text:list-item>
          <text:p text:style-name="P11">Agios si dépassement découvert autorisé</text:p>
        </text:list-item>
        <text:list-item>
          <text:p text:style-name="P10">Affichage des 10 dernières opérations</text:p>
        </text:list-item>
      </text:list>
      <text:p text:style-name="P5"><text:span text:style-name="T4"/></text:p>
      <text:list xml:id="list193219740058758" text:continue-list="list2938872946" text:style-name="L2">
        <text:list-item>
          <text:p text:style-name="P22"><text:span text:style-name="T3"><text:s/>Compte bloqué</text:span></text:p>
        </text:list-item>
      </text:list>
      <text:p text:style-name="P23"><text:span text:style-name="T3"/></text:p>
      <text:list xml:id="list3759213910" text:style-name="L7">
        <text:list-item>
          <text:p text:style-name="P12">Taux d’intérêt de 2%</text:p>
        </text:list-item>
        <text:list-item>
          <text:p text:style-name="P12">Compte bloqué pendant 7 ans <text:span text:style-name="T7">(retrait d’argent possible à échéance)</text:span></text:p>
        </text:list-item>
        <text:list-item>
          <text:p text:style-name="P16"><text:span text:style-name="T2">Affiche de l’échéance avant déblocage du compte</text:span></text:p>
        </text:list-item>
      </text:list>
      <text:p text:style-name="P23"><text:span text:style-name="T3"/></text:p>
      <text:list xml:id="list193219978336416" text:continue-list="list193219740058758" text:style-name="L2">
        <text:list-item>
          <text:p text:style-name="P22"><text:span text:style-name="T3">Livret A</text:span></text:p>
        </text:list-item>
      </text:list>
      <text:p text:style-name="P23"><text:span text:style-name="T3"/></text:p>
      <text:list xml:id="list2251658240" text:style-name="L8">
        <text:list-item>
          <text:p text:style-name="P13">Taux d’intérêt de 2%</text:p>
        </text:list-item>
        <text:list-item>
          <text:p text:style-name="P19">Opérations de retraits/virements autorisés</text:p>
        </text:list-item>
        <text:list-item>
          <text:p text:style-name="P17"><text:span text:style-name="T2">Plafond de 22950 euros</text:span></text:p>
        </text:list-item>
      </text:list>
      <text:p text:style-name="P23"><text:span text:style-name="T3"/></text:p>
      <text:list xml:id="list193221044462056" text:continue-list="list193219978336416" text:style-name="L2">
        <text:list-item>
          <text:p text:style-name="P21"><text:span text:style-name="T4">Compte Épargne Logement</text:span></text:p>
        </text:list-item>
      </text:list>
      <text:p text:style-name="P4"/>
      <text:list xml:id="list873342305" text:style-name="L9">
        <text:list-item>
          <text:p text:style-name="P15">Taux d’intérêt 2%</text:p>
        </text:list-item>
        <text:list-item>
          <text:p text:style-name="P14">Retrait d’argent <text:span text:style-name="T10">impossible </text:span>pendant 4 ans</text:p>
        </text:list-item>
        <text:list-item>
          <text:p text:style-name="P14">Clôture du compte <text:span text:style-name="T9">automatique au bout de 7 ans </text:span></text:p>
        </text:list-item>
        <text:list-item>
          <text:p text:style-name="P14"><text:soft-page-break/>Versement initial minimum de 300 euros</text:p>
        </text:list-item>
        <text:list-item>
          <text:p text:style-name="P14">Versements suivants minimum de 75 euros</text:p>
        </text:list-item>
        <text:list-item>
          <text:p text:style-name="P15">Obligation de mettre de l’argent tous les mois</text:p>
        </text:list-item>
        <text:list-item>
          <text:p text:style-name="P14">Plafond de 15 300 euros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9:02:13.693161465</meta:creation-date>
    <dc:date>2023-01-30T19:32:18.997498048</dc:date>
    <meta:editing-duration>PT9M42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43" meta:word-count="241" meta:character-count="1348" meta:non-whitespace-character-count="1186"/>
  </office:meta>
</office:document-meta>
</file>